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24" table:default-cell-style-name="Default"/>
        <table:table-row table:style-name="ro1">
          <table:table-cell office:value-type="string">
            <text:p>t0</text:p>
          </table:table-cell>
          <table:table-cell table:number-columns-repeated="23"/>
        </table:table-row>
        <table:table-row table:style-name="ro2">
          <table:table-cell office:value-type="string">
            <text:p>particle0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vx</text:p>
          </table:table-cell>
          <table:table-cell office:value-type="string">
            <text:p>vy</text:p>
          </table:table-cell>
          <table:table-cell office:value-type="string">
            <text:p>ax</text:p>
          </table:table-cell>
          <table:table-cell office:value-type="string">
            <text:p>ay</text:p>
          </table:table-cell>
          <table:table-cell office:value-type="string">
            <text:p>m</text:p>
          </table:table-cell>
          <table:table-cell office:value-type="string">
            <text:p>particle1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vx</text:p>
          </table:table-cell>
          <table:table-cell office:value-type="string">
            <text:p>vy</text:p>
          </table:table-cell>
          <table:table-cell office:value-type="string">
            <text:p>ax</text:p>
          </table:table-cell>
          <table:table-cell office:value-type="string">
            <text:p>ay</text:p>
          </table:table-cell>
          <table:table-cell office:value-type="string">
            <text:p>m</text:p>
          </table:table-cell>
          <table:table-cell office:value-type="string">
            <text:p>particle2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vx</text:p>
          </table:table-cell>
          <table:table-cell office:value-type="string">
            <text:p>vy</text:p>
          </table:table-cell>
          <table:table-cell office:value-type="string">
            <text:p>ax</text:p>
          </table:table-cell>
          <table:table-cell office:value-type="string">
            <text:p>ay</text:p>
          </table:table-cell>
          <table:table-cell office:value-type="string">
            <text:p>m</text:p>
          </table:table-cell>
        </table:table-row>
        <table:table-row table:style-name="ro1">
          <table:table-cell/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table:formula="of:=[.B11]+[.B14]" office:value-type="float" office:value="-0.000308683298050514">
            <text:p>-0.0003086833</text:p>
          </table:table-cell>
          <table:table-cell table:formula="of:=[.B12]+[.B15]" office:value-type="float" office:value="-0.00332604989415154">
            <text:p>-0.0033260499</text:p>
          </table:table-cell>
          <table:table-cell office:value-type="float" office:value="100">
            <text:p>100</text:p>
          </table:table-cell>
          <table:table-cell/>
          <table:table-cell office:value-type="float" office:value="600">
            <text:p>6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.J11]+[.J14]" office:value-type="float" office:value="-0.00152">
            <text:p>-0.00152</text:p>
          </table:table-cell>
          <table:table-cell table:formula="of:=[.J12]+[.J15]" office:value-type="float" office:value="0.00024">
            <text:p>0.00024</text:p>
          </table:table-cell>
          <table:table-cell office:value-type="float" office:value="200">
            <text:p>200</text:p>
          </table:table-cell>
          <table:table-cell/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0111622782">
            <text:p>0.0011162278</text:p>
          </table:table-cell>
          <table:table-cell office:value-type="float" office:value="0.000948683359">
            <text:p>0.0009486834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deltaX1</text:p>
          </table:table-cell>
          <table:table-cell table:formula="of:=[.J3]-[.B3]" office:value-type="float" office:value="400">
            <text:p>400</text:p>
          </table:table-cell>
          <table:table-cell table:number-columns-repeated="6"/>
          <table:table-cell office:value-type="string">
            <text:p>deltaX0</text:p>
          </table:table-cell>
          <table:table-cell table:formula="of:=-[.B4]" office:value-type="float" office:value="-400">
            <text:p>-400</text:p>
          </table:table-cell>
          <table:table-cell table:number-columns-repeated="6"/>
          <table:table-cell office:value-type="string">
            <text:p>deltaX0</text:p>
          </table:table-cell>
          <table:table-cell table:number-columns-repeated="7"/>
        </table:table-row>
        <table:table-row table:style-name="ro1">
          <table:table-cell office:value-type="string">
            <text:p>deltaX2</text:p>
          </table:table-cell>
          <table:table-cell table:formula="of:=[.R3]-[.B3]" office:value-type="float" office:value="-100">
            <text:p>-100</text:p>
          </table:table-cell>
          <table:table-cell table:number-columns-repeated="6"/>
          <table:table-cell office:value-type="string">
            <text:p>deltaX2</text:p>
          </table:table-cell>
          <table:table-cell table:formula="of:=[.R3]-[.J3]" office:value-type="float" office:value="-500">
            <text:p>-500</text:p>
          </table:table-cell>
          <table:table-cell table:number-columns-repeated="6"/>
          <table:table-cell office:value-type="string">
            <text:p>deltaX1</text:p>
          </table:table-cell>
          <table:table-cell table:number-columns-repeated="7"/>
        </table:table-row>
        <table:table-row table:style-name="ro1">
          <table:table-cell office:value-type="string">
            <text:p>deltaY1</text:p>
          </table:table-cell>
          <table:table-cell table:formula="of:=[.K3]-[.C3]" office:value-type="float" office:value="-300">
            <text:p>-300</text:p>
          </table:table-cell>
          <table:table-cell table:number-columns-repeated="6"/>
          <table:table-cell office:value-type="string">
            <text:p>deltaY0</text:p>
          </table:table-cell>
          <table:table-cell office:value-type="float" office:value="300">
            <text:p>300</text:p>
          </table:table-cell>
          <table:table-cell table:number-columns-repeated="6"/>
          <table:table-cell office:value-type="string">
            <text:p>deltaY0</text:p>
          </table:table-cell>
          <table:table-cell table:number-columns-repeated="7"/>
        </table:table-row>
        <table:table-row table:style-name="ro1">
          <table:table-cell office:value-type="string">
            <text:p>deltaY2</text:p>
          </table:table-cell>
          <table:table-cell office:value-type="float" office:value="-300">
            <text:p>-300</text:p>
          </table:table-cell>
          <table:table-cell table:number-columns-repeated="6"/>
          <table:table-cell office:value-type="string">
            <text:p>deltaY2</text:p>
          </table:table-cell>
          <table:table-cell table:formula="of:=[.S3]-[.K3]" office:value-type="float" office:value="0">
            <text:p>0</text:p>
          </table:table-cell>
          <table:table-cell table:number-columns-repeated="6"/>
          <table:table-cell office:value-type="string">
            <text:p>deltaY1</text:p>
          </table:table-cell>
          <table:table-cell table:number-columns-repeated="7"/>
        </table:table-row>
        <table:table-row table:style-name="ro1">
          <table:table-cell office:value-type="string">
            <text:p>dist1</text:p>
          </table:table-cell>
          <table:table-cell table:formula="of:=SQRT([.B4]^2+[.B6]^2)" office:value-type="float" office:value="500">
            <text:p>500</text:p>
          </table:table-cell>
          <table:table-cell table:number-columns-repeated="6"/>
          <table:table-cell office:value-type="string">
            <text:p>dist0</text:p>
          </table:table-cell>
          <table:table-cell table:formula="of:=SQRT([.J4]^2+[.J6]^2)" office:value-type="float" office:value="500">
            <text:p>500</text:p>
          </table:table-cell>
          <table:table-cell table:number-columns-repeated="14"/>
        </table:table-row>
        <table:table-row table:style-name="ro1">
          <table:table-cell office:value-type="string">
            <text:p>dist2</text:p>
          </table:table-cell>
          <table:table-cell table:formula="of:=SQRT([.B5]^2+[.B7]^2)" office:value-type="float" office:value="316.227766016838">
            <text:p>316.2277660168</text:p>
          </table:table-cell>
          <table:table-cell table:number-columns-repeated="6"/>
          <table:table-cell office:value-type="string">
            <text:p>dist2</text:p>
          </table:table-cell>
          <table:table-cell table:formula="of:=SQRT([.J5]^2+[.J7]^2)" office:value-type="float" office:value="500">
            <text:p>500</text:p>
          </table:table-cell>
          <table:table-cell table:number-columns-repeated="14"/>
        </table:table-row>
        <table:table-row table:style-name="ro1">
          <table:table-cell office:value-type="string">
            <text:p>accelTo1</text:p>
          </table:table-cell>
          <table:table-cell table:formula="of:=[.P3]/[.B8]^2" office:value-type="float" office:value="0.0008">
            <text:p>0.0008</text:p>
          </table:table-cell>
          <table:table-cell table:number-columns-repeated="6"/>
          <table:table-cell office:value-type="string">
            <text:p>accelTo2</text:p>
          </table:table-cell>
          <table:table-cell table:formula="of:=[.X3]/[.J8]^2" office:value-type="float" office:value="0.0012">
            <text:p>0.0012</text:p>
          </table:table-cell>
          <table:table-cell table:number-columns-repeated="6"/>
          <table:table-cell office:value-type="string">
            <text:p>ForceTo0</text:p>
          </table:table-cell>
          <table:table-cell table:number-columns-repeated="7"/>
        </table:table-row>
        <table:table-row table:style-name="ro1">
          <table:table-cell office:value-type="string">
            <text:p>axTo1</text:p>
          </table:table-cell>
          <table:table-cell table:formula="of:=[.B10]*[.B4]/[.B8]" office:value-type="float" office:value="0.00064">
            <text:p>0.00064</text:p>
          </table:table-cell>
          <table:table-cell table:number-columns-repeated="6"/>
          <table:table-cell office:value-type="string">
            <text:p>axTo2</text:p>
          </table:table-cell>
          <table:table-cell table:formula="of:=[.J10]*[.J5]/[.J8]" office:value-type="float" office:value="-0.0012">
            <text:p>-0.0012</text:p>
          </table:table-cell>
          <table:table-cell table:number-columns-repeated="6"/>
          <table:table-cell office:value-type="string">
            <text:p>ForceTo1</text:p>
          </table:table-cell>
          <table:table-cell table:number-columns-repeated="7"/>
        </table:table-row>
        <table:table-row table:style-name="ro1">
          <table:table-cell office:value-type="string">
            <text:p>ayTo1</text:p>
          </table:table-cell>
          <table:table-cell table:formula="of:=[.B10]*[.B6]/[.B8]" office:value-type="float" office:value="-0.00048">
            <text:p>-0.00048</text:p>
          </table:table-cell>
          <table:table-cell table:number-columns-repeated="6"/>
          <table:table-cell office:value-type="string">
            <text:p>ayTo2</text:p>
          </table:table-cell>
          <table:table-cell table:formula="of:=[.J10]*[.J7]/[.J9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accelTo2</text:p>
          </table:table-cell>
          <table:table-cell table:formula="of:=[.X3]/([.B9]*[.B9])" office:value-type="float" office:value="0.003">
            <text:p>0.003</text:p>
          </table:table-cell>
          <table:table-cell table:number-columns-repeated="6"/>
          <table:table-cell office:value-type="string">
            <text:p>accelTo0</text:p>
          </table:table-cell>
          <table:table-cell table:formula="of:=[.H3]/([.J8]*[.J8])" office:value-type="float" office:value="0.0004">
            <text:p>0.0004</text:p>
          </table:table-cell>
          <table:table-cell table:number-columns-repeated="14"/>
        </table:table-row>
        <table:table-row table:style-name="ro1">
          <table:table-cell office:value-type="string">
            <text:p>axTo2</text:p>
          </table:table-cell>
          <table:table-cell table:formula="of:=[.B13]*[.B5]/[.B9]" office:value-type="float" office:value="-0.000948683298050514">
            <text:p>-0.0009486833</text:p>
          </table:table-cell>
          <table:table-cell table:number-columns-repeated="6"/>
          <table:table-cell office:value-type="string">
            <text:p>axTo0</text:p>
          </table:table-cell>
          <table:table-cell table:formula="of:=[.J13]*[.J4]/[.J8]" office:value-type="float" office:value="-0.00032">
            <text:p>-0.00032</text:p>
          </table:table-cell>
          <table:table-cell table:number-columns-repeated="14"/>
        </table:table-row>
        <table:table-row table:style-name="ro1">
          <table:table-cell office:value-type="string">
            <text:p>ayTo2</text:p>
          </table:table-cell>
          <table:table-cell table:formula="of:=[.B13]*[.B7]/[.B9]" office:value-type="float" office:value="-0.00284604989415154">
            <text:p>-0.0028460499</text:p>
          </table:table-cell>
          <table:table-cell table:number-columns-repeated="6"/>
          <table:table-cell office:value-type="string">
            <text:p>ayTo0</text:p>
          </table:table-cell>
          <table:table-cell table:formula="of:=[.J13]*[.J6]/[.J8]" office:value-type="float" office:value="0.00024">
            <text:p>0.00024</text:p>
          </table:table-cell>
          <table:table-cell table:number-columns-repeated="14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26">07/26/2023</text:date>, <text:time>12:49:5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 T</meta:initial-creator>
    <meta:creation-date>2023-07-26T12:17:45.90</meta:creation-date>
    <dc:date>2023-07-26T12:49:58.12</dc:date>
    <dc:creator>F T</dc:creator>
    <meta:editing-duration>PT15M2S</meta:editing-duration>
    <meta:editing-cycles>1</meta:editing-cycles>
    <meta:document-statistic meta:table-count="3" meta:cell-count="100" meta:object-count="0"/>
    <meta:generator>OpenOffice/4.1.6$Win32 OpenOffice.org_project/416m1$Build-9790</meta:generator>
  </office:meta>
</office:document-meta>
</file>